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7mm"/>
    </style:style>
    <style:style style:name="co3" style:family="table-column">
      <style:table-column-properties fo:break-before="auto" style:column-width="68.97mm"/>
    </style:style>
    <style:style style:name="co4" style:family="table-column">
      <style:table-column-properties fo:break-before="auto" style:column-width="31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76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36"/>
    <style:style style:name="ce3" style:family="table-cell" style:parent-style-name="Default" style:data-style-name="N51"/>
    <style:style style:name="ce7" style:family="table-cell" style:parent-style-name="Default" style:data-style-name="N107"/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456" calcext:value-type="float">
            <text:p>1,23456</text:p>
          </table:table-cell>
          <table:table-cell office:value-type="date" office:date-value="1890-12-25" calcext:value-type="date">
            <text:p>25/12/1890</text:p>
          </table:table-cell>
          <table:table-cell office:value-type="string" calcext:value-type="string">
            <text:p>AB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1" calcext:value-type="float">
            <text:p>1,00E-05</text:p>
          </table:table-cell>
          <table:table-cell office:value-type="date" office:date-value="1900-01-01" calcext:value-type="date">
            <text:p>01/01/1900</text:p>
          </table:table-cell>
          <table:table-cell office:value-type="string" calcext:value-type="string">
            <text:p>XXXXXXXXXXXXXXXXXXXXXXXXXXXXXXXXXXXXXXXXXXXXXXXXXXXXXXXXXXXXXXXXXXXXXXXXXXXXXXXXXXXXXXXXXXXXXXXXXXX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E+058" calcext:value-type="float">
            <text:p>1E+058</text:p>
          </table:table-cell>
          <table:table-cell office:value-type="date" office:date-value="2018-05-11" calcext:value-type="date">
            <text:p>11/05/2018</text:p>
          </table:table-cell>
          <table:table-cell office:value-type="string" calcext:value-type="string">
            <text:p>€€€€€€€€€€€€€€€€€€€€€€€€€€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9999999999" calcext:value-type="float">
            <text:p>999999999999</text:p>
          </table:table-cell>
          <table:table-cell table:style-name="ce3" office:value-type="date" office:date-value="2018-06-10T15:20:37" calcext:value-type="date">
            <text:p>10/06/2018 15:20:37</text:p>
          </table:table-cell>
          <table:table-cell table:formula="of:=COM.MICROSOFT.CONCAT([.D3];[.D1])" office:value-type="string" office:string-value="€€€€€€€€€€€€€€€€€€€€€€€€€€ABC" calcext:value-type="string">
            <text:p>€€€€€€€€€€€€€€€€€€€€€€€€€€AB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3" calcext:value-type="float">
            <text:p>-123</text:p>
          </table:table-cell>
          <table:table-cell table:style-name="ce7" office:value-type="date" office:date-value="2018-06-11T15:20:37.12" calcext:value-type="date">
            <text:p>11/06/2018 15:20:37,12</text:p>
          </table:table-cell>
          <table:table-cell/>
          <table:table-cell office:value-type="string" calcext:value-type="string">
            <text:p><text:span text:style-name="T2">SPA</text:span>RE1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<text:p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      <text:p>XXXXXXXXXXXXXXXXXXXXXXXXXXXXXXX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TE</text:p>
            <text:p>ST</text:p>
          </table:table-cell>
          <table:table-cell office:value-type="string" calcext:value-type="string">
            <office:annotation draw:style-name="gr1" draw:text-style-name="P2" svg:width="28.99mm" svg:height="13.86mm" svg:x="188.96mm" svg:y="57.88mm" draw:caption-point-x="-6.1mm" draw:caption-point-y="15.1mm">
              <dc:date>2018-05-11T00:00:00</dc:date>
              <text:p text:style-name="P1"><text:span text:style-name="T1">Commentaire</text:span></text:p>
              <text:p text:style-name="P1"><text:span text:style-name="T1">Ligne1</text:span></text:p>
              <text:p text:style-name="P1"><text:span text:style-name="T1">Ligne2</text:span></text:p>
            </office:annotation>
            <text:p>SPARE2</text:p>
          </table:table-cell>
          <table:table-cell office:value-type="string" calcext:value-type="string">
            <office:annotation draw:style-name="gr1" draw:text-style-name="P2" svg:width="28.99mm" svg:height="13.86mm" svg:x="211.54mm" svg:y="57.88mm" draw:caption-point-x="-6.1mm" draw:caption-point-y="15.1mm">
              <dc:date>2018-05-11T00:00:00</dc:date>
              <text:p text:style-name="P1"><text:span text:style-name="T1">Commentaire</text:span></text:p>
              <text:p text:style-name="P1"><text:span text:style-name="T1">Ligne1</text:span></text:p>
              <text:p text:style-name="P1"><text:span text:style-name="T1">Ligne2</text:span></text:p>
            </office:annotation>
            <text:p>SPARE2</text:p>
          </table:table-cell>
        </table:table-row>
      </table:table>
      <table:table table:name="Feuille&amp;2" table:style-name="ta1">
        <table:table-column table:style-name="co1" table:default-cell-style-name="Default"/>
        <table:table-column table:style-name="co4" table:default-cell-style-name="ce2"/>
        <table:table-row table:style-name="ro1">
          <table:table-cell office:value-type="float" office:value="1" calcext:value-type="float">
            <text:p>1</text:p>
          </table:table-cell>
          <table:table-cell table:formula="of:=TODAY()+[.A1]" office:value-type="date" office:date-value="2018-07-23" calcext:value-type="date">
            <text:p>23/07/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ODAY()+[.A2]" office:value-type="date" office:date-value="2018-07-24" calcext:value-type="date">
            <text:p>24/07/2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ODAY()+[.A3]" office:value-type="date" office:date-value="2018-07-25" calcext:value-type="date">
            <text:p>25/07/2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ODAY()+[.A4]" office:value-type="date" office:date-value="2018-07-26" calcext:value-type="date">
            <text:p>26/07/2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ODAY()+[.A5]" office:value-type="date" office:date-value="2018-07-27" calcext:value-type="date">
            <text:p>27/07/2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ODAY()+[.A6]" office:value-type="date" office:date-value="2018-07-28" calcext:value-type="date">
            <text:p>28/07/2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ODAY()+[.A7]" office:value-type="date" office:date-value="2018-07-29" calcext:value-type="date">
            <text:p>29/07/2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ODAY()+[.A8]" office:value-type="date" office:date-value="2018-07-30" calcext:value-type="date">
            <text:p>30/07/2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ODAY()+[.A9]" office:value-type="date" office:date-value="2018-07-31" calcext:value-type="date">
            <text:p>31/07/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ODAY()+[.A10]" office:value-type="date" office:date-value="2018-08-01" calcext:value-type="date">
            <text:p>01/08/2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ODAY()+[.A11]" office:value-type="date" office:date-value="2018-08-02" calcext:value-type="date">
            <text:p>02/08/2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ODAY()+[.A12]" office:value-type="date" office:date-value="2018-08-03" calcext:value-type="date">
            <text:p>03/08/2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ODAY()+[.A13]" office:value-type="date" office:date-value="2018-08-04" calcext:value-type="date">
            <text:p>04/08/2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ODAY()+[.A14]" office:value-type="date" office:date-value="2018-08-05" calcext:value-type="date">
            <text:p>05/08/2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ODAY()+[.A15]" office:value-type="date" office:date-value="2018-08-06" calcext:value-type="date">
            <text:p>06/08/2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ODAY()+[.A16]" office:value-type="date" office:date-value="2018-08-07" calcext:value-type="date">
            <text:p>07/08/2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ODAY()+[.A17]" office:value-type="date" office:date-value="2018-08-08" calcext:value-type="date">
            <text:p>08/08/2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ODAY()+[.A18]" office:value-type="date" office:date-value="2018-08-09" calcext:value-type="date">
            <text:p>09/08/2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ODAY()+[.A19]" office:value-type="date" office:date-value="2018-08-10" calcext:value-type="date">
            <text:p>10/08/2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ODAY()+[.A20]" office:value-type="date" office:date-value="2018-08-11" calcext:value-type="date">
            <text:p>11/08/2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ODAY()+[.A21]" office:value-type="date" office:date-value="2018-08-12" calcext:value-type="date">
            <text:p>12/08/2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ODAY()+[.A22]" office:value-type="date" office:date-value="2018-08-13" calcext:value-type="date">
            <text:p>13/08/2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ODAY()+[.A23]" office:value-type="date" office:date-value="2018-08-14" calcext:value-type="date">
            <text:p>14/08/2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ODAY()+[.A24]" office:value-type="date" office:date-value="2018-08-15" calcext:value-type="date">
            <text:p>15/08/2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ODAY()+[.A25]" office:value-type="date" office:date-value="2018-08-16" calcext:value-type="date">
            <text:p>16/08/2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ODAY()+[.A26]" office:value-type="date" office:date-value="2018-08-17" calcext:value-type="date">
            <text:p>17/08/2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ODAY()+[.A27]" office:value-type="date" office:date-value="2018-08-18" calcext:value-type="date">
            <text:p>18/08/2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ODAY()+[.A28]" office:value-type="date" office:date-value="2018-08-19" calcext:value-type="date">
            <text:p>19/08/2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ODAY()+[.A29]" office:value-type="date" office:date-value="2018-08-20" calcext:value-type="date">
            <text:p>20/08/2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ODAY()+[.A30]" office:value-type="date" office:date-value="2018-08-21" calcext:value-type="date">
            <text:p>21/08/2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ODAY()+[.A31]" office:value-type="date" office:date-value="2018-08-22" calcext:value-type="date">
            <text:p>22/08/2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ODAY()+[.A32]" office:value-type="date" office:date-value="2018-08-23" calcext:value-type="date">
            <text:p>23/08/2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ODAY()+[.A33]" office:value-type="date" office:date-value="2018-08-24" calcext:value-type="date">
            <text:p>24/08/2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ODAY()+[.A34]" office:value-type="date" office:date-value="2018-08-25" calcext:value-type="date">
            <text:p>25/08/2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ODAY()+[.A35]" office:value-type="date" office:date-value="2018-08-26" calcext:value-type="date">
            <text:p>26/08/2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ODAY()+[.A36]" office:value-type="date" office:date-value="2018-08-27" calcext:value-type="date">
            <text:p>27/08/2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ODAY()+[.A37]" office:value-type="date" office:date-value="2018-08-28" calcext:value-type="date">
            <text:p>28/08/2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ODAY()+[.A38]" office:value-type="date" office:date-value="2018-08-29" calcext:value-type="date">
            <text:p>29/08/2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ODAY()+[.A39]" office:value-type="date" office:date-value="2018-08-30" calcext:value-type="date">
            <text:p>30/08/2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ODAY()+[.A40]" office:value-type="date" office:date-value="2018-08-31" calcext:value-type="date">
            <text:p>31/08/2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ODAY()+[.A41]" office:value-type="date" office:date-value="2018-09-01" calcext:value-type="date">
            <text:p>01/09/2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ODAY()+[.A42]" office:value-type="date" office:date-value="2018-09-02" calcext:value-type="date">
            <text:p>02/09/2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ODAY()+[.A43]" office:value-type="date" office:date-value="2018-09-03" calcext:value-type="date">
            <text:p>03/09/2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ODAY()+[.A44]" office:value-type="date" office:date-value="2018-09-04" calcext:value-type="date">
            <text:p>04/09/2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ODAY()+[.A45]" office:value-type="date" office:date-value="2018-09-05" calcext:value-type="date">
            <text:p>05/09/2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ODAY()+[.A46]" office:value-type="date" office:date-value="2018-09-06" calcext:value-type="date">
            <text:p>06/09/2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ODAY()+[.A47]" office:value-type="date" office:date-value="2018-09-07" calcext:value-type="date">
            <text:p>07/09/2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ODAY()+[.A48]" office:value-type="date" office:date-value="2018-09-08" calcext:value-type="date">
            <text:p>08/09/2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ODAY()+[.A49]" office:value-type="date" office:date-value="2018-09-09" calcext:value-type="date">
            <text:p>09/09/2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ODAY()+[.A50]" office:value-type="date" office:date-value="2018-09-10" calcext:value-type="date">
            <text:p>10/09/2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ODAY()+[.A51]" office:value-type="date" office:date-value="2018-09-11" calcext:value-type="date">
            <text:p>11/09/2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ODAY()+[.A52]" office:value-type="date" office:date-value="2018-09-12" calcext:value-type="date">
            <text:p>12/09/2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ODAY()+[.A53]" office:value-type="date" office:date-value="2018-09-13" calcext:value-type="date">
            <text:p>13/09/2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ODAY()+[.A54]" office:value-type="date" office:date-value="2018-09-14" calcext:value-type="date">
            <text:p>14/09/2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ODAY()+[.A55]" office:value-type="date" office:date-value="2018-09-15" calcext:value-type="date">
            <text:p>15/09/2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ODAY()+[.A56]" office:value-type="date" office:date-value="2018-09-16" calcext:value-type="date">
            <text:p>16/09/2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ODAY()+[.A57]" office:value-type="date" office:date-value="2018-09-17" calcext:value-type="date">
            <text:p>17/09/2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ODAY()+[.A58]" office:value-type="date" office:date-value="2018-09-18" calcext:value-type="date">
            <text:p>18/09/2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ODAY()+[.A59]" office:value-type="date" office:date-value="2018-09-19" calcext:value-type="date">
            <text:p>19/09/2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ODAY()+[.A60]" office:value-type="date" office:date-value="2018-09-20" calcext:value-type="date">
            <text:p>20/09/2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ODAY()+[.A61]" office:value-type="date" office:date-value="2018-09-21" calcext:value-type="date">
            <text:p>21/09/2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ODAY()+[.A62]" office:value-type="date" office:date-value="2018-09-22" calcext:value-type="date">
            <text:p>22/09/2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ODAY()+[.A63]" office:value-type="date" office:date-value="2018-09-23" calcext:value-type="date">
            <text:p>23/09/2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ODAY()+[.A64]" office:value-type="date" office:date-value="2018-09-24" calcext:value-type="date">
            <text:p>24/09/2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ODAY()+[.A65]" office:value-type="date" office:date-value="2018-09-25" calcext:value-type="date">
            <text:p>25/09/2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ODAY()+[.A66]" office:value-type="date" office:date-value="2018-09-26" calcext:value-type="date">
            <text:p>26/09/2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ODAY()+[.A67]" office:value-type="date" office:date-value="2018-09-27" calcext:value-type="date">
            <text:p>27/09/2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ODAY()+[.A68]" office:value-type="date" office:date-value="2018-09-28" calcext:value-type="date">
            <text:p>28/09/2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ODAY()+[.A69]" office:value-type="date" office:date-value="2018-09-29" calcext:value-type="date">
            <text:p>29/09/2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ODAY()+[.A70]" office:value-type="date" office:date-value="2018-09-30" calcext:value-type="date">
            <text:p>30/09/2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ODAY()+[.A71]" office:value-type="date" office:date-value="2018-10-01" calcext:value-type="date">
            <text:p>01/10/2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ODAY()+[.A72]" office:value-type="date" office:date-value="2018-10-02" calcext:value-type="date">
            <text:p>02/10/2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ODAY()+[.A73]" office:value-type="date" office:date-value="2018-10-03" calcext:value-type="date">
            <text:p>03/10/2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ODAY()+[.A74]" office:value-type="date" office:date-value="2018-10-04" calcext:value-type="date">
            <text:p>04/10/2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ODAY()+[.A75]" office:value-type="date" office:date-value="2018-10-05" calcext:value-type="date">
            <text:p>05/10/2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ODAY()+[.A76]" office:value-type="date" office:date-value="2018-10-06" calcext:value-type="date">
            <text:p>06/10/2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ODAY()+[.A77]" office:value-type="date" office:date-value="2018-10-07" calcext:value-type="date">
            <text:p>07/10/2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ODAY()+[.A78]" office:value-type="date" office:date-value="2018-10-08" calcext:value-type="date">
            <text:p>08/10/2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ODAY()+[.A79]" office:value-type="date" office:date-value="2018-10-09" calcext:value-type="date">
            <text:p>09/10/2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ODAY()+[.A80]" office:value-type="date" office:date-value="2018-10-10" calcext:value-type="date">
            <text:p>10/10/2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ODAY()+[.A81]" office:value-type="date" office:date-value="2018-10-11" calcext:value-type="date">
            <text:p>11/10/2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ODAY()+[.A82]" office:value-type="date" office:date-value="2018-10-12" calcext:value-type="date">
            <text:p>12/10/2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ODAY()+[.A83]" office:value-type="date" office:date-value="2018-10-13" calcext:value-type="date">
            <text:p>13/10/2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ODAY()+[.A84]" office:value-type="date" office:date-value="2018-10-14" calcext:value-type="date">
            <text:p>14/10/2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ODAY()+[.A85]" office:value-type="date" office:date-value="2018-10-15" calcext:value-type="date">
            <text:p>15/10/2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ODAY()+[.A86]" office:value-type="date" office:date-value="2018-10-16" calcext:value-type="date">
            <text:p>16/10/2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ODAY()+[.A87]" office:value-type="date" office:date-value="2018-10-17" calcext:value-type="date">
            <text:p>17/10/2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ODAY()+[.A88]" office:value-type="date" office:date-value="2018-10-18" calcext:value-type="date">
            <text:p>18/10/2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ODAY()+[.A89]" office:value-type="date" office:date-value="2018-10-19" calcext:value-type="date">
            <text:p>19/10/2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ODAY()+[.A90]" office:value-type="date" office:date-value="2018-10-20" calcext:value-type="date">
            <text:p>20/10/2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ODAY()+[.A91]" office:value-type="date" office:date-value="2018-10-21" calcext:value-type="date">
            <text:p>21/10/2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ODAY()+[.A92]" office:value-type="date" office:date-value="2018-10-22" calcext:value-type="date">
            <text:p>22/10/2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ODAY()+[.A93]" office:value-type="date" office:date-value="2018-10-23" calcext:value-type="date">
            <text:p>23/10/2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ODAY()+[.A94]" office:value-type="date" office:date-value="2018-10-24" calcext:value-type="date">
            <text:p>24/10/2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ODAY()+[.A95]" office:value-type="date" office:date-value="2018-10-25" calcext:value-type="date">
            <text:p>25/10/2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ODAY()+[.A96]" office:value-type="date" office:date-value="2018-10-26" calcext:value-type="date">
            <text:p>26/10/2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ODAY()+[.A97]" office:value-type="date" office:date-value="2018-10-27" calcext:value-type="date">
            <text:p>27/10/2018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ODAY()+[.A102]" office:value-type="date" office:date-value="2018-11-01" calcext:value-type="date">
            <text:p>01/11/2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ODAY()+[.A103]" office:value-type="date" office:date-value="2018-11-02" calcext:value-type="date">
            <text:p>02/11/2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ODAY()+[.A104]" office:value-type="date" office:date-value="2018-11-03" calcext:value-type="date">
            <text:p>03/11/2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ODAY()+[.A105]" office:value-type="date" office:date-value="2018-11-04" calcext:value-type="date">
            <text:p>04/11/2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ODAY()+[.A106]" office:value-type="date" office:date-value="2018-11-05" calcext:value-type="date">
            <text:p>05/11/2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ODAY()+[.A107]" office:value-type="date" office:date-value="2018-11-06" calcext:value-type="date">
            <text:p>06/11/2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ODAY()+[.A108]" office:value-type="date" office:date-value="2018-11-07" calcext:value-type="date">
            <text:p>07/11/2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ODAY()+[.A109]" office:value-type="date" office:date-value="2018-11-08" calcext:value-type="date">
            <text:p>08/11/2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ODAY()+[.A110]" office:value-type="date" office:date-value="2018-11-09" calcext:value-type="date">
            <text:p>09/11/2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ODAY()+[.A111]" office:value-type="date" office:date-value="2018-11-10" calcext:value-type="date">
            <text:p>10/11/2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ODAY()+[.A112]" office:value-type="date" office:date-value="2018-11-11" calcext:value-type="date">
            <text:p>11/11/2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ODAY()+[.A113]" office:value-type="date" office:date-value="2018-11-12" calcext:value-type="date">
            <text:p>12/11/2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ODAY()+[.A114]" office:value-type="date" office:date-value="2018-11-13" calcext:value-type="date">
            <text:p>13/11/2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ODAY()+[.A115]" office:value-type="date" office:date-value="2018-11-14" calcext:value-type="date">
            <text:p>14/11/2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ODAY()+[.A116]" office:value-type="date" office:date-value="2018-11-15" calcext:value-type="date">
            <text:p>15/11/2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ODAY()+[.A117]" office:value-type="date" office:date-value="2018-11-16" calcext:value-type="date">
            <text:p>16/11/2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ODAY()+[.A118]" office:value-type="date" office:date-value="2018-11-17" calcext:value-type="date">
            <text:p>17/11/2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ODAY()+[.A119]" office:value-type="date" office:date-value="2018-11-18" calcext:value-type="date">
            <text:p>18/11/2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ODAY()+[.A120]" office:value-type="date" office:date-value="2018-11-19" calcext:value-type="date">
            <text:p>19/11/2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ODAY()+[.A121]" office:value-type="date" office:date-value="2018-11-20" calcext:value-type="date">
            <text:p>20/11/2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ODAY()+[.A122]" office:value-type="date" office:date-value="2018-11-21" calcext:value-type="date">
            <text:p>21/11/2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ODAY()+[.A123]" office:value-type="date" office:date-value="2018-11-22" calcext:value-type="date">
            <text:p>22/11/2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ODAY()+[.A124]" office:value-type="date" office:date-value="2018-11-23" calcext:value-type="date">
            <text:p>23/11/2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ODAY()+[.A125]" office:value-type="date" office:date-value="2018-11-24" calcext:value-type="date">
            <text:p>24/11/2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ODAY()+[.A126]" office:value-type="date" office:date-value="2018-11-25" calcext:value-type="date">
            <text:p>25/11/2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ODAY()+[.A127]" office:value-type="date" office:date-value="2018-11-26" calcext:value-type="date">
            <text:p>26/11/2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TODAY()+[.A128]" office:value-type="date" office:date-value="2018-11-27" calcext:value-type="date">
            <text:p>27/11/2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TODAY()+[.A129]" office:value-type="date" office:date-value="2018-11-28" calcext:value-type="date">
            <text:p>28/11/2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TODAY()+[.A130]" office:value-type="date" office:date-value="2018-11-29" calcext:value-type="date">
            <text:p>29/11/2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TODAY()+[.A131]" office:value-type="date" office:date-value="2018-11-30" calcext:value-type="date">
            <text:p>30/11/2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TODAY()+[.A132]" office:value-type="date" office:date-value="2018-12-01" calcext:value-type="date">
            <text:p>01/12/2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TODAY()+[.A133]" office:value-type="date" office:date-value="2018-12-02" calcext:value-type="date">
            <text:p>02/12/2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TODAY()+[.A134]" office:value-type="date" office:date-value="2018-12-03" calcext:value-type="date">
            <text:p>03/12/2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TODAY()+[.A135]" office:value-type="date" office:date-value="2018-12-04" calcext:value-type="date">
            <text:p>04/12/2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TODAY()+[.A136]" office:value-type="date" office:date-value="2018-12-05" calcext:value-type="date">
            <text:p>05/12/2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TODAY()+[.A137]" office:value-type="date" office:date-value="2018-12-06" calcext:value-type="date">
            <text:p>06/12/2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TODAY()+[.A138]" office:value-type="date" office:date-value="2018-12-07" calcext:value-type="date">
            <text:p>07/12/2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TODAY()+[.A139]" office:value-type="date" office:date-value="2018-12-08" calcext:value-type="date">
            <text:p>08/12/2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TODAY()+[.A140]" office:value-type="date" office:date-value="2018-12-09" calcext:value-type="date">
            <text:p>09/12/2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TODAY()+[.A141]" office:value-type="date" office:date-value="2018-12-10" calcext:value-type="date">
            <text:p>10/12/2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TODAY()+[.A142]" office:value-type="date" office:date-value="2018-12-11" calcext:value-type="date">
            <text:p>11/12/2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TODAY()+[.A143]" office:value-type="date" office:date-value="2018-12-12" calcext:value-type="date">
            <text:p>12/12/2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TODAY()+[.A144]" office:value-type="date" office:date-value="2018-12-13" calcext:value-type="date">
            <text:p>13/12/2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TODAY()+[.A145]" office:value-type="date" office:date-value="2018-12-14" calcext:value-type="date">
            <text:p>14/12/2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TODAY()+[.A146]" office:value-type="date" office:date-value="2018-12-15" calcext:value-type="date">
            <text:p>15/12/2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TODAY()+[.A147]" office:value-type="date" office:date-value="2018-12-16" calcext:value-type="date">
            <text:p>16/12/2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TODAY()+[.A148]" office:value-type="date" office:date-value="2018-12-17" calcext:value-type="date">
            <text:p>17/12/2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TODAY()+[.A149]" office:value-type="date" office:date-value="2018-12-18" calcext:value-type="date">
            <text:p>18/12/2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TODAY()+[.A150]" office:value-type="date" office:date-value="2018-12-19" calcext:value-type="date">
            <text:p>19/12/2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TODAY()+[.A151]" office:value-type="date" office:date-value="2018-12-20" calcext:value-type="date">
            <text:p>20/12/2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TODAY()+[.A152]" office:value-type="date" office:date-value="2018-12-21" calcext:value-type="date">
            <text:p>21/12/2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TODAY()+[.A153]" office:value-type="date" office:date-value="2018-12-22" calcext:value-type="date">
            <text:p>22/12/2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TODAY()+[.A154]" office:value-type="date" office:date-value="2018-12-23" calcext:value-type="date">
            <text:p>23/12/2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TODAY()+[.A155]" office:value-type="date" office:date-value="2018-12-24" calcext:value-type="date">
            <text:p>24/12/2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TODAY()+[.A156]" office:value-type="date" office:date-value="2018-12-25" calcext:value-type="date">
            <text:p>25/12/2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TODAY()+[.A157]" office:value-type="date" office:date-value="2018-12-26" calcext:value-type="date">
            <text:p>26/12/2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TODAY()+[.A158]" office:value-type="date" office:date-value="2018-12-27" calcext:value-type="date">
            <text:p>27/12/2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TODAY()+[.A159]" office:value-type="date" office:date-value="2018-12-28" calcext:value-type="date">
            <text:p>28/12/2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TODAY()+[.A160]" office:value-type="date" office:date-value="2018-12-29" calcext:value-type="date">
            <text:p>29/12/2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TODAY()+[.A161]" office:value-type="date" office:date-value="2018-12-30" calcext:value-type="date">
            <text:p>30/12/2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TODAY()+[.A162]" office:value-type="date" office:date-value="2018-12-31" calcext:value-type="date">
            <text:p>31/12/2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TODAY()+[.A163]" office:value-type="date" office:date-value="2019-01-01" calcext:value-type="date">
            <text:p>01/01/20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TODAY()+[.A164]" office:value-type="date" office:date-value="2019-01-02" calcext:value-type="date">
            <text:p>02/01/20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TODAY()+[.A165]" office:value-type="date" office:date-value="2019-01-03" calcext:value-type="date">
            <text:p>03/01/20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TODAY()+[.A166]" office:value-type="date" office:date-value="2019-01-04" calcext:value-type="date">
            <text:p>04/01/20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TODAY()+[.A167]" office:value-type="date" office:date-value="2019-01-05" calcext:value-type="date">
            <text:p>05/01/201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TODAY()+[.A168]" office:value-type="date" office:date-value="2019-01-06" calcext:value-type="date">
            <text:p>06/01/20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TODAY()+[.A169]" office:value-type="date" office:date-value="2019-01-07" calcext:value-type="date">
            <text:p>07/01/20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TODAY()+[.A170]" office:value-type="date" office:date-value="2019-01-08" calcext:value-type="date">
            <text:p>08/01/20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TODAY()+[.A171]" office:value-type="date" office:date-value="2019-01-09" calcext:value-type="date">
            <text:p>09/01/20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TODAY()+[.A172]" office:value-type="date" office:date-value="2019-01-10" calcext:value-type="date">
            <text:p>10/01/20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TODAY()+[.A173]" office:value-type="date" office:date-value="2019-01-11" calcext:value-type="date">
            <text:p>11/01/20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TODAY()+[.A174]" office:value-type="date" office:date-value="2019-01-12" calcext:value-type="date">
            <text:p>12/01/20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TODAY()+[.A175]" office:value-type="date" office:date-value="2019-01-13" calcext:value-type="date">
            <text:p>13/01/201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TODAY()+[.A176]" office:value-type="date" office:date-value="2019-01-14" calcext:value-type="date">
            <text:p>14/01/201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TODAY()+[.A177]" office:value-type="date" office:date-value="2019-01-15" calcext:value-type="date">
            <text:p>15/01/20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TODAY()+[.A178]" office:value-type="date" office:date-value="2019-01-16" calcext:value-type="date">
            <text:p>16/01/20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TODAY()+[.A179]" office:value-type="date" office:date-value="2019-01-17" calcext:value-type="date">
            <text:p>17/01/20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TODAY()+[.A180]" office:value-type="date" office:date-value="2019-01-18" calcext:value-type="date">
            <text:p>18/01/20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TODAY()+[.A181]" office:value-type="date" office:date-value="2019-01-19" calcext:value-type="date">
            <text:p>19/01/20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TODAY()+[.A182]" office:value-type="date" office:date-value="2019-01-20" calcext:value-type="date">
            <text:p>20/01/20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TODAY()+[.A183]" office:value-type="date" office:date-value="2019-01-21" calcext:value-type="date">
            <text:p>21/01/20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TODAY()+[.A184]" office:value-type="date" office:date-value="2019-01-22" calcext:value-type="date">
            <text:p>22/01/20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TODAY()+[.A185]" office:value-type="date" office:date-value="2019-01-23" calcext:value-type="date">
            <text:p>23/01/20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TODAY()+[.A186]" office:value-type="date" office:date-value="2019-01-24" calcext:value-type="date">
            <text:p>24/01/20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TODAY()+[.A187]" office:value-type="date" office:date-value="2019-01-25" calcext:value-type="date">
            <text:p>25/01/20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TODAY()+[.A188]" office:value-type="date" office:date-value="2019-01-26" calcext:value-type="date">
            <text:p>26/01/20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TODAY()+[.A189]" office:value-type="date" office:date-value="2019-01-27" calcext:value-type="date">
            <text:p>27/01/20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TODAY()+[.A190]" office:value-type="date" office:date-value="2019-01-28" calcext:value-type="date">
            <text:p>28/01/201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TODAY()+[.A191]" office:value-type="date" office:date-value="2019-01-29" calcext:value-type="date">
            <text:p>29/01/20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TODAY()+[.A192]" office:value-type="date" office:date-value="2019-01-30" calcext:value-type="date">
            <text:p>30/01/20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TODAY()+[.A193]" office:value-type="date" office:date-value="2019-01-31" calcext:value-type="date">
            <text:p>31/01/20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TODAY()+[.A194]" office:value-type="date" office:date-value="2019-02-01" calcext:value-type="date">
            <text:p>01/02/20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TODAY()+[.A195]" office:value-type="date" office:date-value="2019-02-02" calcext:value-type="date">
            <text:p>02/02/20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TODAY()+[.A196]" office:value-type="date" office:date-value="2019-02-03" calcext:value-type="date">
            <text:p>03/02/20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TODAY()+[.A197]" office:value-type="date" office:date-value="2019-02-04" calcext:value-type="date">
            <text:p>04/02/20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TODAY()+[.A198]" office:value-type="date" office:date-value="2019-02-05" calcext:value-type="date">
            <text:p>05/02/20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TODAY()+[.A199]" office:value-type="date" office:date-value="2019-02-06" calcext:value-type="date">
            <text:p>06/02/20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TODAY()+[.A200]" office:value-type="date" office:date-value="2019-02-07" calcext:value-type="date">
            <text:p>07/02/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/00/0000</text:date>, <text:time style:data-style-name="N2" text:time-value="22:06:32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5:20:27.325000000</meta:creation-date>
    <dc:date>2018-07-22T16:01:55.985000000</dc:date>
    <meta:editing-duration>PT9H9M12S</meta:editing-duration>
    <meta:editing-cycles>14</meta:editing-cycles>
    <meta:generator>LibreOffice/5.4.6.2$Windows_X86_64 LibreOffice_project/4014ce260a04f1026ba855d3b8d91541c224eab8</meta:generator>
    <meta:document-statistic meta:table-count="2" meta:cell-count="418" meta:object-count="0"/>
  </office:meta>
</office:document-meta>
</file>